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1.826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3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cm" svg:y1="0.3cm" svg:x2="6.6cm" svg:y2="20.5cm">
          <text:p/>
        </draw:line>
        <draw:line draw:style-name="gr1" draw:text-style-name="P1" draw:layer="layout" svg:x1="14.7cm" svg:y1="0.6cm" svg:x2="14.6cm" svg:y2="20.8cm">
          <text:p/>
        </draw:line>
        <draw:line draw:style-name="gr1" draw:text-style-name="P1" draw:layer="layout" svg:x1="22.1cm" svg:y1="0.9cm" svg:x2="22cm" svg:y2="21.1cm">
          <text:p/>
        </draw:line>
        <draw:frame draw:style-name="gr2" draw:text-style-name="P2" draw:layer="layout" svg:width="5.7cm" svg:height="1.6cm" svg:x="1cm" svg:y="1.1cm">
          <draw:text-box>
            <text:p>Prise de Vue</text:p>
          </draw:text-box>
        </draw:frame>
        <draw:frame draw:style-name="gr3" draw:text-style-name="P2" draw:layer="layout" svg:width="7.8cm" svg:height="1.673cm" svg:x="6.8cm" svg:y="1.1cm">
          <draw:text-box>
            <text:p>Mise en forme des prise de vue</text:p>
          </draw:text-box>
        </draw:frame>
        <draw:frame draw:style-name="gr4" draw:text-style-name="P2" draw:layer="layout" svg:width="7.4cm" svg:height="1.4cm" svg:x="14.7cm" svg:y="1cm">
          <draw:text-box>
            <text:p>Génération des vues 3D</text:p>
          </draw:text-box>
        </draw:frame>
        <draw:frame draw:style-name="gr2" draw:text-style-name="P2" draw:layer="layout" svg:width="6.7cm" svg:height="2.384cm" svg:x="22cm" svg:y="1cm">
          <draw:text-box>
            <text:p>Mise en forme et en rapport entre vue colore et vue RB </text:p>
          </draw:text-box>
        </draw:frame>
        <draw:custom-shape draw:style-name="gr5" draw:text-style-name="P3" draw:layer="layout" svg:width="4.9cm" svg:height="2.8cm" svg:x="1.4cm" svg:y="3.5cm">
          <text:p text:style-name="P3">avec 1 apparei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9cm" svg:height="2.8cm" svg:x="1.2cm" svg:y="8cm">
          <text:p text:style-name="P3">avec 2 appareils</text:p>
          <text:p text:style-name="P3">identiqu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9cm" svg:height="2.8cm" svg:x="1.3cm" svg:y="13.3cm">
          <text:p text:style-name="P3">avec X appareils</text:p>
          <text:p text:style-name="P3">identique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26cm" svg:height="2.8cm" svg:x="7cm" svg:y="3.4cm">
          <text:p text:style-name="P3">1 d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26cm" svg:height="2.8cm" svg:x="7.074cm" svg:y="7.9cm">
          <text:p text:style-name="P3">2 d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26cm" svg:height="2.8cm" svg:x="7.074cm" svg:y="13.3cm">
          <text:p text:style-name="P3">X di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3.5cm" svg:height="2.8cm" svg:x="11cm" svg:y="7.9cm">
          <text:p text:style-name="P3">1 dir uniqu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measurelines" svg:width="3.5cm" svg:height="1.3cm" svg:x="15.1cm" svg:y="7.7cm">
          <text:p text:style-name="P4">00001_2D_01_P1</text:p>
          <draw:enhanced-geometry svg:viewBox="0 0 21600 21600" draw:type="rectangle" draw:enhanced-path="M 0 0 L 21600 0 21600 21600 0 21600 0 0 Z N"/>
        </draw:custom-shape>
        <draw:custom-shape draw:style-name="gr8" draw:text-style-name="P4" draw:layer="measurelines" svg:width="3.5cm" svg:height="1.3cm" svg:x="15.1cm" svg:y="9.1cm">
          <text:p text:style-name="P4"><text:span text:style-name="T1">00001_2D_</text:span><text:span text:style-name="T2">02_</text:span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2.9cm" svg:height="1.3cm" svg:x="18.9cm" svg:y="8.4cm">
          <text:p text:style-name="P4">00001_3D_01</text:p>
          <draw:enhanced-geometry svg:viewBox="0 0 21600 21600" draw:type="rectangle" draw:enhanced-path="M 0 0 L 21600 0 21600 21600 0 21600 0 0 Z N"/>
        </draw:custom-shape>
        <draw:custom-shape draw:style-name="gr8" draw:text-style-name="P4" draw:layer="measurelines" svg:width="3.5cm" svg:height="1.3cm" svg:x="15.1cm" svg:y="10.6cm">
          <text:p text:style-name="P4"><text:span text:style-name="T1">00001_2D_</text:span><text:span text:style-name="T2">03_</text:span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measurelines" svg:width="3.5cm" svg:height="1.3cm" svg:x="15.2cm" svg:y="12.2cm">
          <text:p text:style-name="P4"><text:span text:style-name="T1">00002_2D_</text:span><text:span text:style-name="T2">01_</text:span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2.9cm" svg:height="1.3cm" svg:x="18.8cm" svg:y="10.1cm">
          <text:p text:style-name="P4">00001_3D_0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6:22:57.048000000</meta:creation-date>
    <dc:date>2018-11-27T16:37:32.117000000</dc:date>
    <meta:editing-duration>PT4M25S</meta:editing-duration>
    <meta:editing-cycles>1</meta:editing-cycles>
    <meta:document-statistic meta:object-count="20"/>
    <meta:generator>LibreOffice/6.0.7.3$Windows_X86_64 LibreOffice_project/dc89aa7a9eabfd848af146d5086077aeed2ae4a5</meta:generator>
  </office:meta>
</office:document-meta>
</file>